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rcent tick</text:p>
          </table:table-cell>
          <table:table-cell table:formula="of:=([.B1]/100)^[.$B$7]" office:value-type="float" office:value="0.0000001" calcext:value-type="float">
            <text:p>1E-07</text:p>
          </table:table-cell>
          <table:table-cell table:formula="of:=([.C1]/100)^[.$B$7]" office:value-type="float" office:value="0.0000128" calcext:value-type="float">
            <text:p>1.28E-05</text:p>
          </table:table-cell>
          <table:table-cell table:formula="of:=([.D1]/100)^[.$B$7]" office:value-type="float" office:value="0.0002187" calcext:value-type="float">
            <text:p>0.0002187</text:p>
          </table:table-cell>
          <table:table-cell table:formula="of:=([.E1]/100)^[.$B$7]" office:value-type="float" office:value="0.0016384" calcext:value-type="float">
            <text:p>0.0016384</text:p>
          </table:table-cell>
          <table:table-cell table:formula="of:=([.F1]/100)^[.$B$7]" office:value-type="float" office:value="0.0078125" calcext:value-type="float">
            <text:p>0.0078125</text:p>
          </table:table-cell>
          <table:table-cell table:formula="of:=([.G1]/100)^[.$B$7]" office:value-type="float" office:value="0.0279936" calcext:value-type="float">
            <text:p>0.0279936</text:p>
          </table:table-cell>
          <table:table-cell table:formula="of:=([.H1]/100)^[.$B$7]" office:value-type="float" office:value="0.0823543" calcext:value-type="float">
            <text:p>0.0823543</text:p>
          </table:table-cell>
          <table:table-cell table:formula="of:=([.I1]/100)^[.$B$7]" office:value-type="float" office:value="0.2097152" calcext:value-type="float">
            <text:p>0.2097152</text:p>
          </table:table-cell>
          <table:table-cell table:formula="of:=([.J1]/100)^[.$B$7]" office:value-type="float" office:value="0.4782969" calcext:value-type="float">
            <text:p>0.4782969</text:p>
          </table:table-cell>
          <table:table-cell table:formula="of:=([.K1]/100)^[.$B$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 Value</text:p>
          </table:table-cell>
          <table:table-cell table:formula="of:=[.$B$6]*[.B2]" office:value-type="float" office:value="0.0015" calcext:value-type="float">
            <text:p>0.0015</text:p>
          </table:table-cell>
          <table:table-cell table:formula="of:=([.$B$6]-[.B4])*[.C2]" office:value-type="float" office:value="0.1919999808" calcext:value-type="float">
            <text:p>0.1919999808</text:p>
          </table:table-cell>
          <table:table-cell table:formula="of:=([.$B$6]-[.C4])*[.D2]" office:value-type="float" office:value="3.2804576815542" calcext:value-type="float">
            <text:p>3.2804576815542</text:p>
          </table:table-cell>
          <table:table-cell table:formula="of:=([.$B$6]-[.D4])*[.E2]" office:value-type="float" office:value="24.570308267766" calcext:value-type="float">
            <text:p>24.570308267766</text:p>
          </table:table-cell>
          <table:table-cell table:formula="of:=([.$B$6]-[.E4])*[.F2]" office:value-type="float" office:value="116.968404172421" calcext:value-type="float">
            <text:p>116.968404172421</text:p>
          </table:table-cell>
          <table:table-cell table:formula="of:=([.$B$6]-[.F4])*[.G2]" office:value-type="float" office:value="415.844573318217" calcext:value-type="float">
            <text:p>415.844573318217</text:p>
          </table:table-cell>
          <table:table-cell table:formula="of:=([.$B$6]-[.G4])*[.H2]" office:value-type="float" office:value="1189.12549431815" calcext:value-type="float">
            <text:p>1189.12549431815</text:p>
          </table:table-cell>
          <table:table-cell table:formula="of:=([.$B$6]-[.H4])*[.I2]" office:value-type="float" office:value="2778.73002015854" calcext:value-type="float">
            <text:p>2778.73002015854</text:p>
          </table:table-cell>
          <table:table-cell table:formula="of:=([.$B$6]-[.I4])*[.J2]" office:value-type="float" office:value="5008.3842269072" calcext:value-type="float">
            <text:p>5008.3842269072</text:p>
          </table:table-cell>
          <table:table-cell table:formula="of:=([.$B$6]-[.J4])*[.K2]" office:value-type="float" office:value="5462.90301519535" calcext:value-type="float">
            <text:p>5462.9030151953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3]" office:value-type="float" office:value="0.0015" calcext:value-type="float">
            <text:p>0.0015</text:p>
          </table:table-cell>
          <table:table-cell table:formula="of:=[.B4]+[.C3]" office:value-type="float" office:value="0.1934999808" calcext:value-type="float">
            <text:p>0.1934999808</text:p>
          </table:table-cell>
          <table:table-cell table:formula="of:=[.C4]+[.D3]" office:value-type="float" office:value="3.4739576623542" calcext:value-type="float">
            <text:p>3.4739576623542</text:p>
          </table:table-cell>
          <table:table-cell table:formula="of:=[.D4]+[.E3]" office:value-type="float" office:value="28.0442659301202" calcext:value-type="float">
            <text:p>28.0442659301202</text:p>
          </table:table-cell>
          <table:table-cell table:formula="of:=[.E4]+[.F3]" office:value-type="float" office:value="145.012670102541" calcext:value-type="float">
            <text:p>145.012670102541</text:p>
          </table:table-cell>
          <table:table-cell table:formula="of:=[.F4]+[.G3]" office:value-type="float" office:value="560.857243420759" calcext:value-type="float">
            <text:p>560.857243420759</text:p>
          </table:table-cell>
          <table:table-cell table:formula="of:=[.G4]+[.H3]" office:value-type="float" office:value="1749.98273773891" calcext:value-type="float">
            <text:p>1749.98273773891</text:p>
          </table:table-cell>
          <table:table-cell table:formula="of:=[.H4]+[.I3]" office:value-type="float" office:value="4528.71275789745" calcext:value-type="float">
            <text:p>4528.71275789745</text:p>
          </table:table-cell>
          <table:table-cell table:formula="of:=[.I4]+[.J3]" office:value-type="float" office:value="9537.09698480465" calcext:value-type="float">
            <text:p>9537.09698480465</text:p>
          </table:table-cell>
          <table:table-cell table:formula="of:=[.J4]+[.K3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Percent Total</text:p>
          </table:table-cell>
          <table:table-cell table:style-name="ce1" table:formula="of:=[.B3]/[.$B$6]" office:value-type="percentage" office:value="0.0000001" calcext:value-type="percentage">
            <text:p>0.00%</text:p>
          </table:table-cell>
          <table:table-cell table:style-name="ce1" table:formula="of:=[.C3]/[.$B$6]" office:value-type="percentage" office:value="0.00001279999872" calcext:value-type="percentage">
            <text:p>0.00%</text:p>
          </table:table-cell>
          <table:table-cell table:style-name="ce1" table:formula="of:=[.D3]/[.$B$6]" office:value-type="percentage" office:value="0.00021869717877028" calcext:value-type="percentage">
            <text:p>0.02%</text:p>
          </table:table-cell>
          <table:table-cell table:style-name="ce1" table:formula="of:=[.E3]/[.$B$6]" office:value-type="percentage" office:value="0.0016380205511844" calcext:value-type="percentage">
            <text:p>0.16%</text:p>
          </table:table-cell>
          <table:table-cell table:style-name="ce1" table:formula="of:=[.F3]/[.$B$6]" office:value-type="percentage" office:value="0.00779789361149473" calcext:value-type="percentage">
            <text:p>0.78%</text:p>
          </table:table-cell>
          <table:table-cell table:style-name="ce1" table:formula="of:=[.G3]/[.$B$6]" office:value-type="percentage" office:value="0.0277229715545478" calcext:value-type="percentage">
            <text:p>2.77%</text:p>
          </table:table-cell>
          <table:table-cell table:style-name="ce1" table:formula="of:=[.H3]/[.$B$6]" office:value-type="percentage" office:value="0.0792750329545436" calcext:value-type="percentage">
            <text:p>7.93%</text:p>
          </table:table-cell>
          <table:table-cell table:style-name="ce1" table:formula="of:=[.I3]/[.$B$6]" office:value-type="percentage" office:value="0.185248668010569" calcext:value-type="percentage">
            <text:p>18.52%</text:p>
          </table:table-cell>
          <table:table-cell table:style-name="ce1" table:formula="of:=[.J3]/[.$B$6]" office:value-type="percentage" office:value="0.333892281793813" calcext:value-type="percentage">
            <text:p>33.39%</text:p>
          </table:table-cell>
          <table:table-cell table:style-name="ce1" table:formula="of:=[.K3]/[.$B$6]" office:value-type="percentage" office:value="0.364193534346357" calcext:value-type="percentage">
            <text:p>36.42%</text:p>
          </table:table-cell>
        </table:table-row>
        <table:table-row table:style-name="ro1">
          <table:table-cell office:value-type="string" calcext:value-type="string">
            <text:p>Base Value</text:p>
          </table:table-cell>
          <table:table-cell office:value-type="float" office:value="15000" calcext:value-type="float">
            <text:p>1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ck pow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6T14:24:14.576000000</meta:creation-date>
    <dc:date>2021-03-06T14:41:06.652000000</dc:date>
    <meta:editing-duration>PT6M30S</meta:editing-duration>
    <meta:editing-cycles>3</meta:editing-cycles>
    <meta:generator>LibreOffice/6.4.2.2$Windows_X86_64 LibreOffice_project/4e471d8c02c9c90f512f7f9ead8875b57fcb1ec3</meta:generator>
    <meta:document-statistic meta:table-count="1" meta:cell-count="58" meta:object-count="0"/>
  </office:meta>
</office:document-meta>
</file>